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2f08e" officeooo:paragraph-rsid="0012f08e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12f08e" officeooo:paragraph-rsid="0016018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8b7af" officeooo:paragraph-rsid="0018b7af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18b7af" officeooo:paragraph-rsid="00488185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18ba32" officeooo:paragraph-rsid="0018ba32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8f4c7" officeooo:paragraph-rsid="0018f4c7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9aa8e" officeooo:paragraph-rsid="0019aa8e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1c68ac" officeooo:paragraph-rsid="001c68a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officeooo:rsid="001c68ac" officeooo:paragraph-rsid="002a1ce4" style:font-weight-asian="bold" style:font-weight-complex="bold"/>
    </style:style>
    <style:style style:name="P10" style:family="paragraph" style:parent-style-name="Standard">
      <style:text-properties fo:language="ru" fo:country="RU" fo:font-weight="bold" officeooo:rsid="001f777b" officeooo:paragraph-rsid="001f777b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324bf7" officeooo:paragraph-rsid="00324bf7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1df07e" officeooo:paragraph-rsid="002e2468" style:font-weight-asian="bold" style:font-weight-complex="bold"/>
    </style:style>
    <style:style style:name="P13" style:family="paragraph" style:parent-style-name="Standard">
      <style:text-properties fo:language="ru" fo:country="RU" officeooo:rsid="0018b7af" officeooo:paragraph-rsid="0018b7af"/>
    </style:style>
    <style:style style:name="P14" style:family="paragraph" style:parent-style-name="Standard">
      <style:text-properties fo:language="ru" fo:country="RU" officeooo:rsid="0018b7af" officeooo:paragraph-rsid="0018ba32"/>
    </style:style>
    <style:style style:name="P15" style:family="paragraph" style:parent-style-name="Standard">
      <style:text-properties fo:language="ru" fo:country="RU" officeooo:rsid="0018b7af" officeooo:paragraph-rsid="0018f4c7"/>
    </style:style>
    <style:style style:name="P16" style:family="paragraph" style:parent-style-name="Standard">
      <style:text-properties fo:language="ru" fo:country="RU" officeooo:rsid="0018b7af" officeooo:paragraph-rsid="0019aa8e"/>
    </style:style>
    <style:style style:name="P17" style:family="paragraph" style:parent-style-name="Standard">
      <style:text-properties fo:language="ru" fo:country="RU" officeooo:rsid="0018b7af" officeooo:paragraph-rsid="001c68ac"/>
    </style:style>
    <style:style style:name="P18" style:family="paragraph" style:parent-style-name="Standard">
      <style:text-properties fo:language="ru" fo:country="RU" officeooo:rsid="0018b7af" officeooo:paragraph-rsid="001d9e46"/>
    </style:style>
    <style:style style:name="P19" style:family="paragraph" style:parent-style-name="Standard">
      <style:text-properties fo:language="ru" fo:country="RU" officeooo:rsid="0018b7af" officeooo:paragraph-rsid="001f777b"/>
    </style:style>
    <style:style style:name="P20" style:family="paragraph" style:parent-style-name="Standard">
      <style:text-properties fo:language="ru" fo:country="RU" officeooo:rsid="0018b7af" officeooo:paragraph-rsid="00324bf7"/>
    </style:style>
    <style:style style:name="P21" style:family="paragraph" style:parent-style-name="Standard">
      <style:text-properties fo:language="ru" fo:country="RU" officeooo:rsid="0018ba32" officeooo:paragraph-rsid="0019aa8e"/>
    </style:style>
    <style:style style:name="P22" style:family="paragraph" style:parent-style-name="Standard">
      <style:text-properties fo:language="ru" fo:country="RU" officeooo:rsid="0018ba32" officeooo:paragraph-rsid="001f777b"/>
    </style:style>
    <style:style style:name="P23" style:family="paragraph" style:parent-style-name="Standard">
      <style:text-properties fo:language="ru" fo:country="RU" officeooo:rsid="0018ba32" officeooo:paragraph-rsid="00236385"/>
    </style:style>
    <style:style style:name="P24" style:family="paragraph" style:parent-style-name="Standard">
      <style:text-properties fo:language="ru" fo:country="RU" officeooo:rsid="0018ba32" officeooo:paragraph-rsid="0024710e"/>
    </style:style>
    <style:style style:name="P25" style:family="paragraph" style:parent-style-name="Standard">
      <style:text-properties fo:language="ru" fo:country="RU" officeooo:rsid="0018ba32" officeooo:paragraph-rsid="00324bf7"/>
    </style:style>
    <style:style style:name="P26" style:family="paragraph" style:parent-style-name="Standard">
      <style:text-properties fo:language="ru" fo:country="RU" officeooo:rsid="001df07e" officeooo:paragraph-rsid="002e2468"/>
    </style:style>
    <style:style style:name="P27" style:family="paragraph" style:parent-style-name="Standard">
      <style:text-properties fo:language="ru" fo:country="RU" fo:font-weight="normal" officeooo:rsid="0018f4c7" officeooo:paragraph-rsid="0018ba32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19aa8e" officeooo:paragraph-rsid="0018f4c7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19aa8e" officeooo:paragraph-rsid="0019aa8e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304bdc" officeooo:paragraph-rsid="0024710e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rsid="0033388e" officeooo:paragraph-rsid="00324bf7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ru" fo:country="RU" fo:font-style="italic" fo:font-weight="normal" officeooo:rsid="001c68ac" officeooo:paragraph-rsid="002a1ce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4pt" fo:language="ru" fo:country="RU" fo:font-weight="bold" officeooo:rsid="0012f08e" officeooo:paragraph-rsid="0012f08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fo:language="ru" fo:country="RU" fo:font-weight="bold" officeooo:rsid="0012f08e" officeooo:paragraph-rsid="0012f08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fo:language="ru" fo:country="RU" fo:font-weight="bold" officeooo:rsid="0018ba32" officeooo:paragraph-rsid="0018ba3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8ba32" officeooo:paragraph-rsid="0018ba3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language="ru" fo:country="RU" fo:font-style="italic" fo:font-weight="bold" officeooo:rsid="0012f08e" officeooo:paragraph-rsid="0012f08e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fo:font-weight="bold" officeooo:rsid="0034c884" officeooo:paragraph-rsid="0034c884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bold" officeooo:rsid="004c7ab3" officeooo:paragraph-rsid="004c7ab3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bold" officeooo:rsid="0057044f" officeooo:paragraph-rsid="0057044f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bold" officeooo:rsid="00419ec8" officeooo:paragraph-rsid="00419ec8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officeooo:rsid="00368ba9" officeooo:paragraph-rsid="00368ba9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officeooo:rsid="0038e358" officeooo:paragraph-rsid="0038e358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officeooo:rsid="003cb684" officeooo:paragraph-rsid="003cb684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officeooo:rsid="00419ec8" officeooo:paragraph-rsid="00419ec8"/>
    </style:style>
    <style:style style:name="P4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fo:font-weight="normal" officeooo:rsid="0034c884" officeooo:paragraph-rsid="0034c884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419ec8" officeooo:paragraph-rsid="00419ec8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4c7ab3" officeooo:paragraph-rsid="004c7ab3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4c7ab3" officeooo:paragraph-rsid="00ba63a1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51ab2d" officeooo:paragraph-rsid="0051ab2d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51ab2d" officeooo:paragraph-rsid="00ba63a1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54f5d5" officeooo:paragraph-rsid="0054f5d5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57044f" officeooo:paragraph-rsid="0057044f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5e15a7" officeooo:paragraph-rsid="00c64167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normal" officeooo:rsid="00c7cc84" officeooo:paragraph-rsid="00c7cc84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572c5" officeooo:paragraph-rsid="006572c5" style:font-style-asian="normal" style:font-weight-asian="normal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5e490" officeooo:paragraph-rsid="0065e490" style:font-style-asian="normal" style:font-weight-asian="normal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7d3eb" officeooo:paragraph-rsid="0067d3eb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bcdf1" officeooo:paragraph-rsid="006bcdf1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d294f" officeooo:paragraph-rsid="006d294f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d4eaa" officeooo:paragraph-rsid="006d4eaa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fa4c7" officeooo:paragraph-rsid="006fa4c7" style:font-style-asian="normal" style:font-weight-asian="normal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73c4ea" officeooo:paragraph-rsid="006fa4c7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73c4ea" officeooo:paragraph-rsid="0073c4ea" style:font-style-asian="normal" style:font-weight-asian="normal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741f70" officeooo:paragraph-rsid="00741f70" style:font-style-asian="normal" style:font-weight-asian="normal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77c0f0" officeooo:paragraph-rsid="0077c0f0" style:font-style-asian="normal" style:font-weight-asian="normal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7d092e" officeooo:paragraph-rsid="007d092e" style:font-style-asian="normal" style:font-weight-asian="normal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80c508" officeooo:paragraph-rsid="0080c508" style:font-style-asian="normal" style:font-weight-asian="normal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826b3b" officeooo:paragraph-rsid="00826b3b" style:font-style-asian="normal" style:font-weight-asian="normal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881db2" officeooo:paragraph-rsid="00881db2" style:font-style-asian="normal" style:font-weight-asian="normal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89df67" officeooo:paragraph-rsid="0089df67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8bb344" officeooo:paragraph-rsid="008bb344" style:font-style-asian="normal" style:font-weight-asian="normal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8eb8b3" officeooo:paragraph-rsid="008eb8b3" style:font-style-asian="normal" style:font-weight-asian="normal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8fc10d" officeooo:paragraph-rsid="008fc10d" style:font-style-asian="normal" style:font-weight-asian="normal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91166a" officeooo:paragraph-rsid="0091166a" style:font-style-asian="normal" style:font-weight-asian="normal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d55dc2" officeooo:paragraph-rsid="00d55dc2" style:font-style-asian="normal" style:font-weight-asian="normal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d78e65" officeooo:paragraph-rsid="00d78e65" style:font-style-asian="normal" style:font-weight-asian="normal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d94835" officeooo:paragraph-rsid="00d94835" style:font-style-asian="normal" style:font-weight-asian="normal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d3b78c" officeooo:paragraph-rsid="00e5ed26" style:font-style-asian="normal" style:font-weight-asian="normal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bold" officeooo:rsid="0067d3eb" officeooo:paragraph-rsid="0067d3eb" style:font-style-asian="normal" style:font-weight-asian="bold" style:font-style-complex="normal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bold" officeooo:rsid="0080c508" officeooo:paragraph-rsid="0080c508" style:font-style-asian="normal" style:font-weight-asian="bold" style:font-style-complex="normal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bold" officeooo:rsid="008bb344" officeooo:paragraph-rsid="008bb344" style:font-style-asian="normal" style:font-weight-asian="bold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bold" officeooo:rsid="0091166a" officeooo:paragraph-rsid="0091166a" style:font-style-asian="normal" style:font-weight-asian="bold" style:font-style-complex="normal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italic" fo:font-weight="bold" officeooo:rsid="0065e490" officeooo:paragraph-rsid="0065e490" fo:background-color="transparent" style:font-style-asian="italic" style:font-weight-asian="bold" style:font-style-complex="italic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italic" fo:font-weight="bold" officeooo:rsid="006fa4c7" officeooo:paragraph-rsid="006fa4c7" style:font-style-asian="italic" style:font-weight-asian="bold" style:font-style-complex="italic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9900" fo:language="ru" fo:country="RU" fo:font-style="italic" fo:font-weight="normal" officeooo:rsid="00d726b2" officeooo:paragraph-rsid="00d726b2" style:font-style-asian="italic" style:font-weight-asian="normal" style:font-style-complex="italic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4pt" fo:language="ru" fo:country="RU" fo:font-weight="bold" officeooo:rsid="0034c884" officeooo:paragraph-rsid="0034c884" style:font-size-asian="14pt" style:font-weight-asian="bold" style:font-size-complex="14pt" style:font-weight-complex="bold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  <style:text-properties fo:font-size="14pt" fo:language="ru" fo:country="RU" fo:font-weight="bold" officeooo:rsid="0034c884" officeooo:paragraph-rsid="0034c884" style:font-size-asian="14pt" style:font-weight-asian="bold" style:font-size-complex="14pt" style:font-weight-complex="bold"/>
    </style:style>
    <style:style style:name="P8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7d3eb" officeooo:paragraph-rsid="0067d3eb" fo:background-color="transparent" style:font-style-asian="normal" style:font-weight-asian="normal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center" style:justify-single-word="false" fo:text-indent="2.9366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65e490" officeooo:paragraph-rsid="0065e490" style:font-style-asian="normal" style:font-weight-asian="normal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2.9366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italic" fo:font-weight="bold" officeooo:rsid="0065e490" officeooo:paragraph-rsid="0065e490" fo:background-color="transparent" style:font-style-asian="italic" style:font-weight-asian="bold" style:font-style-complex="italic" style:font-weight-complex="bold"/>
    </style:style>
    <style:style style:name="P9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1.9366in" style:auto-text-indent="false" style:page-number="auto" fo:background-color="transparent">
        <style:tab-stops>
          <style:tab-stop style:position="0.4984in"/>
        </style:tab-stops>
      </style:paragraph-properties>
      <style:text-properties fo:color="#000000" fo:language="ru" fo:country="RU" fo:font-style="italic" fo:font-weight="bold" officeooo:rsid="006fa4c7" officeooo:paragraph-rsid="006fa4c7" style:font-style-asian="italic" style:font-weight-asian="bold" style:font-style-complex="italic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4984in"/>
        </style:tab-stops>
      </style:paragraph-properties>
      <style:text-properties fo:language="ru" fo:country="RU" fo:font-weight="bold" officeooo:rsid="00419ec8" officeooo:paragraph-rsid="00419ec8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91166a" officeooo:paragraph-rsid="0091166a" style:font-style-asian="normal" style:font-weight-asian="normal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d549a1" officeooo:paragraph-rsid="00e5ed26" style:font-style-asian="normal" style:font-weight-asian="normal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7d092e" officeooo:paragraph-rsid="0091166a" style:font-style-asian="normal" style:font-weight-asian="normal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normal" officeooo:rsid="00e8056a" officeooo:paragraph-rsid="00e8056a" style:font-style-asian="normal" style:font-weight-asian="normal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bold" officeooo:rsid="00e8056a" officeooo:paragraph-rsid="00e8056a" style:font-style-asian="normal" style:font-weight-asian="bold" style:font-style-complex="normal" style:font-weight-complex="bold"/>
    </style:style>
    <style:style style:name="P9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0.4984in"/>
        </style:tab-stops>
      </style:paragraph-properties>
      <style:text-properties fo:color="#000000" fo:language="ru" fo:country="RU" fo:font-style="normal" fo:font-weight="bold" officeooo:rsid="00e8056a" officeooo:paragraph-rsid="00e8056a" style:font-style-asian="normal" style:font-weight-asian="bold" style:font-style-complex="normal" style:font-weight-complex="bold"/>
    </style:style>
    <style:style style:name="T1" style:family="text">
      <style:text-properties officeooo:rsid="00160184"/>
    </style:style>
    <style:style style:name="T2" style:family="text">
      <style:text-properties officeooo:rsid="0018b7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f4c7" style:font-weight-asian="bold" style:font-weight-complex="bold"/>
    </style:style>
    <style:style style:name="T5" style:family="text">
      <style:text-properties fo:font-weight="bold" officeooo:rsid="0019aa8e" style:font-weight-asian="bold" style:font-weight-complex="bold"/>
    </style:style>
    <style:style style:name="T6" style:family="text">
      <style:text-properties fo:font-weight="bold" officeooo:rsid="00236385" style:font-weight-asian="bold" style:font-weight-complex="bold"/>
    </style:style>
    <style:style style:name="T7" style:family="text">
      <style:text-properties fo:font-weight="bold" officeooo:rsid="002c406d" style:font-weight-asian="bold" style:font-weight-complex="bold"/>
    </style:style>
    <style:style style:name="T8" style:family="text">
      <style:text-properties officeooo:rsid="0018ba32"/>
    </style:style>
    <style:style style:name="T9" style:family="text">
      <style:text-properties fo:color="#0000cc"/>
    </style:style>
    <style:style style:name="T10" style:family="text">
      <style:text-properties fo:color="#ff00ff" officeooo:rsid="0018ba32"/>
    </style:style>
    <style:style style:name="T11" style:family="text">
      <style:text-properties fo:color="#ff00ff" fo:font-weight="normal" officeooo:rsid="0018ba32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8f4c7" style:font-weight-asian="normal" style:font-weight-complex="normal"/>
    </style:style>
    <style:style style:name="T14" style:family="text">
      <style:text-properties fo:font-weight="normal" officeooo:rsid="0019aa8e" style:font-weight-asian="normal" style:font-weight-complex="normal"/>
    </style:style>
    <style:style style:name="T15" style:family="text">
      <style:text-properties fo:font-weight="normal" officeooo:rsid="001b0ca4" style:font-weight-asian="normal" style:font-weight-complex="normal"/>
    </style:style>
    <style:style style:name="T16" style:family="text">
      <style:text-properties fo:font-weight="normal" officeooo:rsid="001c68ac" style:font-weight-asian="normal" style:font-weight-complex="normal"/>
    </style:style>
    <style:style style:name="T17" style:family="text">
      <style:text-properties fo:font-weight="normal" officeooo:rsid="001f777b" style:font-weight-asian="normal" style:font-weight-complex="normal"/>
    </style:style>
    <style:style style:name="T18" style:family="text">
      <style:text-properties fo:font-weight="normal" officeooo:rsid="002c406d" style:font-weight-asian="normal" style:font-weight-complex="normal"/>
    </style:style>
    <style:style style:name="T19" style:family="text">
      <style:text-properties fo:font-weight="normal" officeooo:rsid="002efdcd" style:font-weight-asian="normal" style:font-weight-complex="normal"/>
    </style:style>
    <style:style style:name="T20" style:family="text">
      <style:text-properties fo:font-weight="normal" officeooo:rsid="002f5dc7" style:font-weight-asian="normal" style:font-weight-complex="normal"/>
    </style:style>
    <style:style style:name="T21" style:family="text">
      <style:text-properties fo:font-weight="normal" officeooo:rsid="00304bdc" style:font-weight-asian="normal" style:font-weight-complex="normal"/>
    </style:style>
    <style:style style:name="T22" style:family="text">
      <style:text-properties fo:font-weight="normal" officeooo:rsid="002077e6" style:font-weight-asian="normal" style:font-weight-complex="normal"/>
    </style:style>
    <style:style style:name="T23" style:family="text">
      <style:text-properties fo:font-weight="normal" officeooo:rsid="00324bf7" style:font-weight-asian="normal" style:font-weight-complex="normal"/>
    </style:style>
    <style:style style:name="T24" style:family="text">
      <style:text-properties fo:font-weight="normal" officeooo:rsid="0033388e" style:font-weight-asian="normal" style:font-weight-complex="normal"/>
    </style:style>
    <style:style style:name="T25" style:family="text">
      <style:text-properties fo:font-weight="normal" officeooo:rsid="003771a4" style:font-weight-asian="normal" style:font-weight-complex="normal"/>
    </style:style>
    <style:style style:name="T26" style:family="text">
      <style:text-properties fo:font-weight="normal" officeooo:rsid="003992a2" style:font-weight-asian="normal" style:font-weight-complex="normal"/>
    </style:style>
    <style:style style:name="T27" style:family="text">
      <style:text-properties fo:font-weight="normal" officeooo:rsid="0039db49" style:font-weight-asian="normal" style:font-weight-complex="normal"/>
    </style:style>
    <style:style style:name="T28" style:family="text">
      <style:text-properties fo:font-weight="normal" officeooo:rsid="003bcb62" style:font-weight-asian="normal" style:font-weight-complex="normal"/>
    </style:style>
    <style:style style:name="T29" style:family="text">
      <style:text-properties fo:font-weight="normal" officeooo:rsid="003eb2dc" style:font-weight-asian="normal" style:font-weight-complex="normal"/>
    </style:style>
    <style:style style:name="T30" style:family="text">
      <style:text-properties fo:font-weight="normal" officeooo:rsid="003f309b" style:font-weight-asian="normal" style:font-weight-complex="normal"/>
    </style:style>
    <style:style style:name="T31" style:family="text">
      <style:text-properties fo:font-weight="normal" officeooo:rsid="0046693a" style:font-weight-asian="normal" style:font-weight-complex="normal"/>
    </style:style>
    <style:style style:name="T32" style:family="text">
      <style:text-properties fo:font-weight="normal" officeooo:rsid="004819af" style:font-weight-asian="normal" style:font-weight-complex="normal"/>
    </style:style>
    <style:style style:name="T33" style:family="text">
      <style:text-properties fo:font-weight="normal" officeooo:rsid="0049e5b9" style:font-weight-asian="normal" style:font-weight-complex="normal"/>
    </style:style>
    <style:style style:name="T34" style:family="text">
      <style:text-properties fo:font-weight="normal" officeooo:rsid="004b2a85" style:font-weight-asian="normal" style:font-weight-complex="normal"/>
    </style:style>
    <style:style style:name="T35" style:family="text">
      <style:text-properties fo:font-weight="normal" officeooo:rsid="0050a5b2" style:font-weight-asian="normal" style:font-weight-complex="normal"/>
    </style:style>
    <style:style style:name="T36" style:family="text">
      <style:text-properties fo:font-weight="normal" officeooo:rsid="00669084" style:font-weight-asian="normal" style:font-weight-complex="normal"/>
    </style:style>
    <style:style style:name="T37" style:family="text">
      <style:text-properties fo:font-weight="normal" officeooo:rsid="00985c35" style:font-weight-asian="normal" style:font-weight-complex="normal"/>
    </style:style>
    <style:style style:name="T38" style:family="text">
      <style:text-properties fo:font-weight="normal" officeooo:rsid="009a5032" style:font-weight-asian="normal" style:font-weight-complex="normal"/>
    </style:style>
    <style:style style:name="T39" style:family="text">
      <style:text-properties fo:font-weight="normal" officeooo:rsid="009baa1b" style:font-weight-asian="normal" style:font-weight-complex="normal"/>
    </style:style>
    <style:style style:name="T40" style:family="text">
      <style:text-properties fo:font-weight="normal" officeooo:rsid="009befea" style:font-weight-asian="normal" style:font-weight-complex="normal"/>
    </style:style>
    <style:style style:name="T41" style:family="text">
      <style:text-properties fo:font-weight="normal" officeooo:rsid="009f0446" style:font-weight-asian="normal" style:font-weight-complex="normal"/>
    </style:style>
    <style:style style:name="T42" style:family="text">
      <style:text-properties fo:font-weight="normal" officeooo:rsid="00a1746b" style:font-weight-asian="normal" style:font-weight-complex="normal"/>
    </style:style>
    <style:style style:name="T43" style:family="text">
      <style:text-properties fo:font-weight="normal" officeooo:rsid="00a18014" style:font-weight-asian="normal" style:font-weight-complex="normal"/>
    </style:style>
    <style:style style:name="T44" style:family="text">
      <style:text-properties fo:font-weight="normal" officeooo:rsid="00a2fa11" style:font-weight-asian="normal" style:font-weight-complex="normal"/>
    </style:style>
    <style:style style:name="T45" style:family="text">
      <style:text-properties fo:font-weight="normal" officeooo:rsid="00d4f10b" style:font-weight-asian="normal" style:font-weight-complex="normal"/>
    </style:style>
    <style:style style:name="T46" style:family="text">
      <style:text-properties fo:font-weight="normal" officeooo:rsid="00e0e143" style:font-weight-asian="normal" style:font-weight-complex="normal"/>
    </style:style>
    <style:style style:name="T47" style:family="text">
      <style:text-properties fo:font-weight="normal" officeooo:rsid="00e1e3fa" style:font-weight-asian="normal" style:font-weight-complex="normal"/>
    </style:style>
    <style:style style:name="T48" style:family="text">
      <style:text-properties officeooo:rsid="0019aa8e"/>
    </style:style>
    <style:style style:name="T49" style:family="text">
      <style:text-properties officeooo:rsid="001c68ac"/>
    </style:style>
    <style:style style:name="T50" style:family="text">
      <style:text-properties officeooo:rsid="001f777b"/>
    </style:style>
    <style:style style:name="T51" style:family="text">
      <style:text-properties fo:color="#000000" fo:font-weight="bold" officeooo:rsid="0018f4c7" style:font-weight-asian="bold" style:font-weight-complex="bold"/>
    </style:style>
    <style:style style:name="T52" style:family="text">
      <style:text-properties fo:color="#000000" fo:font-weight="bold" officeooo:rsid="00236385" style:font-weight-asian="bold" style:font-weight-complex="bold"/>
    </style:style>
    <style:style style:name="T53" style:family="text">
      <style:text-properties fo:color="#000000" fo:font-weight="normal" officeooo:rsid="00272ee5" style:font-weight-asian="normal" style:font-weight-complex="normal"/>
    </style:style>
    <style:style style:name="T54" style:family="text">
      <style:text-properties fo:color="#000000" fo:font-weight="normal" officeooo:rsid="002efdcd" style:font-weight-asian="normal" style:font-weight-complex="normal"/>
    </style:style>
    <style:style style:name="T55" style:family="text">
      <style:text-properties fo:color="#000000" fo:font-weight="normal" officeooo:rsid="00deda40" style:font-weight-asian="normal" style:font-weight-complex="normal"/>
    </style:style>
    <style:style style:name="T56" style:family="text">
      <style:text-properties fo:color="#000000" fo:font-weight="normal" officeooo:rsid="00dfb588" style:font-weight-asian="normal" style:font-weight-complex="normal"/>
    </style:style>
    <style:style style:name="T57" style:family="text">
      <style:text-properties officeooo:rsid="002077e6"/>
    </style:style>
    <style:style style:name="T58" style:family="text">
      <style:text-properties fo:font-style="italic" fo:font-weight="normal" officeooo:rsid="002e2468" style:font-style-asian="italic" style:font-weight-asian="normal" style:font-style-complex="italic" style:font-weight-complex="normal"/>
    </style:style>
    <style:style style:name="T59" style:family="text">
      <style:text-properties officeooo:rsid="00304bdc"/>
    </style:style>
    <style:style style:name="T60" style:family="text">
      <style:text-properties officeooo:rsid="00315c12"/>
    </style:style>
    <style:style style:name="T61" style:family="text">
      <style:text-properties officeooo:rsid="0033388e"/>
    </style:style>
    <style:style style:name="T62" style:family="text">
      <style:text-properties officeooo:rsid="00536e33"/>
    </style:style>
    <style:style style:name="T63" style:family="text">
      <style:text-properties officeooo:rsid="00554f95"/>
    </style:style>
    <style:style style:name="T64" style:family="text">
      <style:text-properties officeooo:rsid="0058f959"/>
    </style:style>
    <style:style style:name="T65" style:family="text">
      <style:text-properties officeooo:rsid="0059dfa7"/>
    </style:style>
    <style:style style:name="T66" style:family="text">
      <style:text-properties fo:color="#009900"/>
    </style:style>
    <style:style style:name="T67" style:family="text">
      <style:text-properties fo:color="#009900" fo:font-weight="normal" style:font-weight-asian="normal" style:font-weight-complex="normal"/>
    </style:style>
    <style:style style:name="T68" style:family="text">
      <style:text-properties fo:color="#009900" fo:font-weight="normal" officeooo:rsid="007139f7" style:font-weight-asian="normal" style:font-weight-complex="normal"/>
    </style:style>
    <style:style style:name="T69" style:family="text">
      <style:text-properties fo:color="#009900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009900" fo:font-style="italic" fo:font-weight="normal" officeooo:rsid="009befea" style:font-style-asian="italic" style:font-weight-asian="normal" style:font-style-complex="italic" style:font-weight-complex="normal"/>
    </style:style>
    <style:style style:name="T71" style:family="text">
      <style:text-properties fo:color="#009900" fo:font-style="italic" style:font-style-asian="italic" style:font-style-complex="italic"/>
    </style:style>
    <style:style style:name="T72" style:family="text">
      <style:text-properties fo:color="#009900" fo:font-style="italic" officeooo:rsid="0059dfa7" style:font-style-asian="italic" style:font-style-complex="italic"/>
    </style:style>
    <style:style style:name="T73" style:family="text">
      <style:text-properties fo:color="#009900" fo:font-style="italic" officeooo:rsid="006d0f1b" style:font-style-asian="italic" style:font-style-complex="italic"/>
    </style:style>
    <style:style style:name="T74" style:family="text">
      <style:text-properties fo:color="#009900" fo:font-style="italic" officeooo:rsid="0072c263" style:font-style-asian="italic" style:font-style-complex="italic"/>
    </style:style>
    <style:style style:name="T75" style:family="text">
      <style:text-properties fo:color="#009900" fo:font-style="italic" officeooo:rsid="00763d4a" style:font-style-asian="italic" style:font-style-complex="italic"/>
    </style:style>
    <style:style style:name="T76" style:family="text">
      <style:text-properties fo:color="#009900" fo:font-style="italic" officeooo:rsid="007ba2d3" style:font-style-asian="italic" style:font-style-complex="italic"/>
    </style:style>
    <style:style style:name="T77" style:family="text">
      <style:text-properties fo:color="#009900" fo:font-style="italic" officeooo:rsid="00781ee3" style:font-style-asian="italic" style:font-style-complex="italic"/>
    </style:style>
    <style:style style:name="T78" style:family="text">
      <style:text-properties fo:color="#009900" fo:font-style="italic" officeooo:rsid="007579c9" style:font-style-asian="italic" style:font-style-complex="italic"/>
    </style:style>
    <style:style style:name="T79" style:family="text">
      <style:text-properties fo:color="#009900" fo:font-style="italic" officeooo:rsid="0076f65e" style:font-style-asian="italic" style:font-style-complex="italic"/>
    </style:style>
    <style:style style:name="T80" style:family="text">
      <style:text-properties fo:color="#009900" fo:font-style="italic" officeooo:rsid="008418bf" style:font-style-asian="italic" style:font-style-complex="italic"/>
    </style:style>
    <style:style style:name="T81" style:family="text">
      <style:text-properties fo:color="#009900" fo:font-style="italic" officeooo:rsid="008726f3" style:font-style-asian="italic" style:font-style-complex="italic"/>
    </style:style>
    <style:style style:name="T82" style:family="text">
      <style:text-properties fo:color="#009900" fo:font-style="italic" officeooo:rsid="009c6671" style:font-style-asian="italic" style:font-style-complex="italic"/>
    </style:style>
    <style:style style:name="T83" style:family="text">
      <style:text-properties fo:color="#009900" fo:font-style="italic" officeooo:rsid="009cba0e" style:font-style-asian="italic" style:font-style-complex="italic"/>
    </style:style>
    <style:style style:name="T84" style:family="text">
      <style:text-properties fo:color="#009900" fo:font-style="italic" officeooo:rsid="006f003f" style:font-style-asian="italic" style:font-style-complex="italic"/>
    </style:style>
    <style:style style:name="T85" style:family="text">
      <style:text-properties fo:color="#009900" fo:font-style="italic" officeooo:rsid="00aa23c6" style:font-style-asian="italic" style:font-style-complex="italic"/>
    </style:style>
    <style:style style:name="T86" style:family="text">
      <style:text-properties fo:color="#009900" fo:font-style="italic" officeooo:rsid="0089df67" style:font-style-asian="italic" style:font-style-complex="italic"/>
    </style:style>
    <style:style style:name="T87" style:family="text">
      <style:text-properties fo:color="#009900" fo:font-style="italic" officeooo:rsid="00b2c49d" style:font-style-asian="italic" style:font-style-complex="italic"/>
    </style:style>
    <style:style style:name="T88" style:family="text">
      <style:text-properties fo:color="#009900" fo:font-style="italic" officeooo:rsid="00cdda0d" style:font-style-asian="italic" style:font-style-complex="italic"/>
    </style:style>
    <style:style style:name="T89" style:family="text">
      <style:text-properties fo:color="#009900" fo:font-style="italic" officeooo:rsid="00cf95af" style:font-style-asian="italic" style:font-style-complex="italic"/>
    </style:style>
    <style:style style:name="T90" style:family="text">
      <style:text-properties fo:color="#009900" fo:font-style="italic" officeooo:rsid="00d165e0" style:font-style-asian="italic" style:font-style-complex="italic"/>
    </style:style>
    <style:style style:name="T91" style:family="text">
      <style:text-properties fo:color="#009900" fo:font-style="italic" officeooo:rsid="00d549a1" style:font-style-asian="italic" style:font-style-complex="italic"/>
    </style:style>
    <style:style style:name="T92" style:family="text">
      <style:text-properties fo:color="#009900" officeooo:rsid="00781ee3"/>
    </style:style>
    <style:style style:name="T93" style:family="text">
      <style:text-properties officeooo:rsid="0061b788"/>
    </style:style>
    <style:style style:name="T94" style:family="text">
      <style:text-properties officeooo:rsid="0062015f"/>
    </style:style>
    <style:style style:name="T95" style:family="text">
      <style:text-properties officeooo:rsid="006279ab"/>
    </style:style>
    <style:style style:name="T96" style:family="text">
      <style:text-properties officeooo:rsid="0062c467"/>
    </style:style>
    <style:style style:name="T97" style:family="text">
      <style:text-properties officeooo:rsid="0065e490"/>
    </style:style>
    <style:style style:name="T98" style:family="text">
      <style:text-properties officeooo:rsid="00669084"/>
    </style:style>
    <style:style style:name="T99" style:family="text">
      <style:text-properties officeooo:rsid="006d0f1b"/>
    </style:style>
    <style:style style:name="T100" style:family="text">
      <style:text-properties officeooo:rsid="006d294f"/>
    </style:style>
    <style:style style:name="T101" style:family="text">
      <style:text-properties officeooo:rsid="006f003f"/>
    </style:style>
    <style:style style:name="T102" style:family="text">
      <style:text-properties officeooo:rsid="0071c74e"/>
    </style:style>
    <style:style style:name="T103" style:family="text">
      <style:text-properties officeooo:rsid="00763d4a"/>
    </style:style>
    <style:style style:name="T104" style:family="text">
      <style:text-properties officeooo:rsid="00781ee3"/>
    </style:style>
    <style:style style:name="T105" style:family="text">
      <style:text-properties officeooo:rsid="0078eb09"/>
    </style:style>
    <style:style style:name="T106" style:family="text">
      <style:text-properties officeooo:rsid="007ba2d3"/>
    </style:style>
    <style:style style:name="T107" style:family="text">
      <style:text-properties officeooo:rsid="007cea08"/>
    </style:style>
    <style:style style:name="T108" style:family="text">
      <style:text-properties officeooo:rsid="007e80e9"/>
    </style:style>
    <style:style style:name="T109" style:family="text">
      <style:text-properties officeooo:rsid="007ed7c2"/>
    </style:style>
    <style:style style:name="T110" style:family="text">
      <style:text-properties officeooo:rsid="0080c508"/>
    </style:style>
    <style:style style:name="T111" style:family="text">
      <style:text-properties officeooo:rsid="008418bf"/>
    </style:style>
    <style:style style:name="T112" style:family="text">
      <style:text-properties officeooo:rsid="0089df67"/>
    </style:style>
    <style:style style:name="T113" style:family="text">
      <style:text-properties officeooo:rsid="008d12ab"/>
    </style:style>
    <style:style style:name="T114" style:family="text">
      <style:text-properties officeooo:rsid="0091166a"/>
    </style:style>
    <style:style style:name="T115" style:family="text">
      <style:text-properties officeooo:rsid="00920ce6"/>
    </style:style>
    <style:style style:name="T116" style:family="text">
      <style:text-properties officeooo:rsid="009316f6"/>
    </style:style>
    <style:style style:name="T117" style:family="text">
      <style:text-properties officeooo:rsid="009495a0"/>
    </style:style>
    <style:style style:name="T118" style:family="text">
      <style:text-properties officeooo:rsid="009c6671"/>
    </style:style>
    <style:style style:name="T119" style:family="text">
      <style:text-properties officeooo:rsid="009cba0e"/>
    </style:style>
    <style:style style:name="T120" style:family="text">
      <style:text-properties officeooo:rsid="00a2fa11"/>
    </style:style>
    <style:style style:name="T121" style:family="text">
      <style:text-properties officeooo:rsid="00a7bef3"/>
    </style:style>
    <style:style style:name="T122" style:family="text">
      <style:text-properties officeooo:rsid="00ab87ff"/>
    </style:style>
    <style:style style:name="T123" style:family="text">
      <style:text-properties officeooo:rsid="00abf9cb"/>
    </style:style>
    <style:style style:name="T124" style:family="text">
      <style:text-properties officeooo:rsid="00acb574"/>
    </style:style>
    <style:style style:name="T125" style:family="text">
      <style:text-properties officeooo:rsid="00b07bc2"/>
    </style:style>
    <style:style style:name="T126" style:family="text">
      <style:text-properties officeooo:rsid="00b1bdcf"/>
    </style:style>
    <style:style style:name="T127" style:family="text">
      <style:text-properties officeooo:rsid="00bcfc1f"/>
    </style:style>
    <style:style style:name="T128" style:family="text">
      <style:text-properties officeooo:rsid="00bdd891"/>
    </style:style>
    <style:style style:name="T129" style:family="text">
      <style:text-properties officeooo:rsid="00bea64d"/>
    </style:style>
    <style:style style:name="T130" style:family="text">
      <style:text-properties officeooo:rsid="00bf7f38"/>
    </style:style>
    <style:style style:name="T131" style:family="text">
      <style:text-properties officeooo:rsid="00c121f7"/>
    </style:style>
    <style:style style:name="T132" style:family="text">
      <style:text-properties officeooo:rsid="00c39f6d"/>
    </style:style>
    <style:style style:name="T133" style:family="text">
      <style:text-properties officeooo:rsid="00c4e3c9"/>
    </style:style>
    <style:style style:name="T134" style:family="text">
      <style:text-properties officeooo:rsid="00c55209"/>
    </style:style>
    <style:style style:name="T135" style:family="text">
      <style:text-properties officeooo:rsid="00c7cc84"/>
    </style:style>
    <style:style style:name="T136" style:family="text">
      <style:text-properties officeooo:rsid="00cbc726"/>
    </style:style>
    <style:style style:name="T137" style:family="text">
      <style:text-properties officeooo:rsid="00d17b25"/>
    </style:style>
    <style:style style:name="T138" style:family="text">
      <style:text-properties officeooo:rsid="00d27787"/>
    </style:style>
    <style:style style:name="T139" style:family="text">
      <style:text-properties officeooo:rsid="00d4f10b"/>
    </style:style>
    <style:style style:name="T140" style:family="text">
      <style:text-properties officeooo:rsid="00d549a1"/>
    </style:style>
    <style:style style:name="T141" style:family="text">
      <style:text-properties officeooo:rsid="00d94835"/>
    </style:style>
    <style:style style:name="T142" style:family="text">
      <style:text-properties officeooo:rsid="00db0210"/>
    </style:style>
    <style:style style:name="T143" style:family="text">
      <style:text-properties officeooo:rsid="00dcd5b1"/>
    </style:style>
    <style:style style:name="T144" style:family="text">
      <style:text-properties officeooo:rsid="00e5ed26"/>
    </style:style>
    <style:style style:name="T145" style:family="text">
      <style:text-properties officeooo:rsid="00e8c6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Радиопульсар</text:p>
      <text:p text:style-name="P37"><text:span text:style-name="T2">К</text:span>раткий сюж<text:span text:style-name="T1">е</text:span>т <text:span text:style-name="T60">и другие описания</text:span></text:p>
      <text:p text:style-name="P34"/>
      <text:p text:style-name="P35">Место действия</text:p>
      <text:p text:style-name="P35"/>
      <text:p text:style-name="P36">Пригород любого крупного Японского мегаполиса. </text:p>
      <text:p text:style-name="P1"/>
      <text:p text:style-name="P2">Пе<text:span text:style-name="T1">р</text:span>сонажи</text:p>
      <text:p text:style-name="P2"/>
      <text:p text:style-name="P3">Главные персонажи</text:p>
      <text:p text:style-name="P1"/>
      <text:p text:style-name="P4">Танака Кендзи</text:p>
      <text:p text:style-name="P13"><text:span text:style-name="T3">Пол</text:span>: <text:span text:style-name="T9">мужской</text:span></text:p>
      <text:p text:style-name="P13"><text:span text:style-name="T3">Возраст</text:span>: 30 лет</text:p>
      <text:p text:style-name="P23"><text:span text:style-name="T6">Краткое описание</text:span><text:span text:style-name="T4">:</text:span> Хикки<text:span text:style-name="T143">комори</text:span>. Зарабатывает в интернете, рисованием. Имеет страх перед людьми, избегает общения с ними. Поэтому в дни, когда ему действительно приходится выходить на улицу — употребляет алкогольные напитки «для храбрости». Живет в своем доме со своей сводной сестрой <text:span text:style-name="T3">Макото Айко </text:span><text:span text:style-name="T12">отдельно от родителей.</text:span></text:p>
      <text:p text:style-name="P5"/>
      <text:p text:style-name="P5">Макото Айко</text:p>
      <text:p text:style-name="P14"><text:span text:style-name="T3">Пол</text:span>: <text:span text:style-name="T10">женский</text:span></text:p>
      <text:p text:style-name="P14"><text:span text:style-name="T3">Возраст</text:span>: <text:span text:style-name="T8">12</text:span> лет</text:p>
      <text:p text:style-name="P23"><text:span text:style-name="T6">Краткое описание</text:span><text:span text:style-name="T4">:</text:span><text:span text:style-name="T3"> </text:span><text:span text:style-name="T12">Учится в младшей (или средней.) школе. Живет со своим </text:span><text:span text:style-name="T13">сводным </text:span><text:span text:style-name="T12">братом в своём доме. </text:span><text:span text:style-name="T13">Вспыльчивая, имеет черты шаблонной имотоцундеры. Любит побранить брата за его косяки. Переживает за него, и не хочет чтобы он окончательно заперся от всех в своей комнате или стал алкоголиком. </text:span><text:span text:style-name="T39">Несмотря на то, что её мать и новый отец живут в другом месте, </text:span><text:span text:style-name="T42">п</text:span><text:span text:style-name="T39">редпочитает жить со своим братом в своём старом доме. </text:span><text:span text:style-name="T45">Боится темноты, и всегда носит при себе маленький фонарик, чтобы быть «при оружии» если в доме вдруг погасят свет.</text:span></text:p>
      <text:p text:style-name="P27"/>
      <text:p text:style-name="P6">Накамура Касуми</text:p>
      <text:p text:style-name="P15"><text:span text:style-name="T3">Пол</text:span>: <text:span text:style-name="T10">женский</text:span></text:p>
      <text:p text:style-name="P15"><text:span text:style-name="T3">Возраст</text:span>: <text:span text:style-name="T8">16</text:span> лет</text:p>
      <text:p text:style-name="P23"><text:span text:style-name="T6">Краткое описание</text:span><text:span text:style-name="T4">: </text:span><text:span text:style-name="T14">Слепая. Увлекается радиоэлектроникой. Имеет характер типичной «Кудере».</text:span></text:p>
      <text:p text:style-name="P28"/>
      <text:p text:style-name="P7">Ёсида Хоши</text:p>
      <text:p text:style-name="P16"><text:span text:style-name="T3">Пол</text:span>: <text:span text:style-name="T10">женский</text:span></text:p>
      <text:p text:style-name="P16"><text:span text:style-name="T3">Возраст</text:span>: <text:span text:style-name="T8">16</text:span> лет</text:p>
      <text:p text:style-name="P21"><text:span text:style-name="T6">Краткое описание</text:span><text:span text:style-name="T4">: </text:span><text:span text:style-name="T14">Увлекается радиоэлектроникой </text:span><text:span text:style-name="T15">и компьютерной техникой</text:span><text:span text:style-name="T14">. Имеет характер типичной «</text:span><text:span text:style-name="T15">Цундере</text:span><text:span text:style-name="T14">»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<text:soft-page-break/>Второстепенные персонажи </text:p>
      <text:p text:style-name="P32">(возможно некоторые из них вовсе не будут показаны на экране)</text:p>
      <text:p text:style-name="P29"/>
      <text:p text:style-name="P10"><text:span text:style-name="T48">М</text:span>акото Асука <text:span text:style-name="T58">(возможно, на экране не появится)</text:span></text:p>
      <text:p text:style-name="P19"><text:span text:style-name="T5">Пол</text:span><text:span text:style-name="T14">: </text:span><text:span text:style-name="T11">женский</text:span></text:p>
      <text:p text:style-name="P19"><text:span text:style-name="T3">Возраст</text:span>: <text:span text:style-name="T57">35~</text:span> лет</text:p>
      <text:p text:style-name="P24"><text:span text:style-name="T52">Краткое описание</text:span><text:span text:style-name="T51">: </text:span><text:span text:style-name="T53">Мать Айко, сводной сестры Кендзи (главного героя). </text:span><text:span text:style-name="T54">Вышла замуж за отца Кендзи и стала главному герою — мачехой. </text:span><text:span text:style-name="T55">Её прошлый муж - мистер Макото, погиб </text:span><text:span text:style-name="T56">десять лет назад</text:span><text:span text:style-name="T55">.</text:span></text:p>
      <text:p text:style-name="P22"/>
      <text:p text:style-name="P12"/>
      <text:p text:style-name="P26"><text:span text:style-name="T3">Отец Кендзи </text:span><text:span text:style-name="T58">(возможно, на экране не появится)</text:span></text:p>
      <text:p text:style-name="P18"><text:span text:style-name="T3">Пол</text:span>: <text:span text:style-name="T9">мужской</text:span></text:p>
      <text:p text:style-name="P18"><text:span text:style-name="T3">Возраст</text:span>: <text:span text:style-name="T50">55~ лет</text:span></text:p>
      <text:p text:style-name="P24"><text:span text:style-name="T6">Краткое описание</text:span><text:span text:style-name="T4">: </text:span><text:span text:style-name="T18">Отец Кендзи (Главного героя).</text:span><text:span text:style-name="T7"> </text:span><text:span text:style-name="T17">Около восьми лет назад, </text:span><text:span text:style-name="T18">п</text:span><text:span text:style-name="T17">овторно женился на Макото Асуке. </text:span><text:span text:style-name="T18">Бывшая </text:span><text:span text:style-name="T46">его</text:span><text:span text:style-name="T18"> жена и мать Кендзи, возможно бросила их, возможно </text:span><text:span text:style-name="T46">-</text:span><text:span text:style-name="T18"> умерла (не особо важно). </text:span><text:span text:style-name="T20">Он, и его новая жена — не живут со своими детьми. Отец Кендзи — успешный </text:span><text:span text:style-name="T47">бизнесмэн</text:span><text:span text:style-name="T20"> и </text:span><text:span text:style-name="T37">живёт в центре города в квартире со своей новой женой (Макото Асукой). </text:span><text:span text:style-name="T38">У них новый совместный ребенок.</text:span></text:p>
      <text:p text:style-name="P29"/>
      <text:p text:style-name="P29"/>
      <text:p text:style-name="P8">Дядя Ватанабэ</text:p>
      <text:p text:style-name="P17"><text:span text:style-name="T3">Пол</text:span>: <text:span text:style-name="T9">мужской</text:span></text:p>
      <text:p text:style-name="P17"><text:span text:style-name="T3">Возраст</text:span>: <text:span text:style-name="T49">45~ лет</text:span></text:p>
      <text:p text:style-name="P24"><text:span text:style-name="T6">Краткое описание</text:span><text:span text:style-name="T4">: </text:span><text:span text:style-name="T16">В былые годы увлекался радиоэлектроникой. </text:span><text:span text:style-name="T19">Школьный товарищ мистера Макото — погибшего мужа Макото Асуки. </text:span><text:span text:style-name="T21">Знает Кендзи с малого возраста, поэтому тот с ним иногда общается если нужен какой совет. Занимается собственным бизнесом (ремонтирует мотоциклы).</text:span></text:p>
      <text:p text:style-name="P30"/>
      <text:p text:style-name="P11"><text:span text:style-name="T59">Т</text:span>ётя, с которой живёт Касуми</text:p>
      <text:p text:style-name="P20"><text:span text:style-name="T5">Пол</text:span><text:span text:style-name="T14">: </text:span><text:span text:style-name="T11">женский</text:span></text:p>
      <text:p text:style-name="P20"><text:span text:style-name="T3">Возраст</text:span><text:span text:style-name="T12">: </text:span><text:span text:style-name="T23">60</text:span><text:span text:style-name="T22">~</text:span><text:span text:style-name="T12"> лет</text:span></text:p>
      <text:p text:style-name="P25"><text:span text:style-name="T6">Краткое описание</text:span><text:span text:style-name="T4">: </text:span><text:span text:style-name="T24">Приглядывает за Касуми с тех пор как погибли её родители. Несмотря на то, что они живут вместе, Касуми мало общается с ней. Имеет добрый характер </text:span><text:span text:style-name="T42">(но это не точно)</text:span><text:span text:style-name="T24">. Много курит.</text:span></text:p>
      <text:p text:style-name="P31"/>
      <text:p text:style-name="P31"/>
      <text:p text:style-name="P88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text:span text:style-name="T61">С</text:span>южет</text:p>
      <text:p text:style-name="P46"/>
      <text:p text:style-name="P38">Досюжетные события</text:p>
      <text:p text:style-name="P46"/>
      <text:p text:style-name="P42"><text:span text:style-name="T12">Когда Ёсида Хо</text:span><text:span text:style-name="T26">ш</text:span><text:span text:style-name="T12">и переводится в среднюю школу — она становится козлом отпущения </text:span><text:span text:style-name="T69">(причины пока не придумал, например — маленький рост? Бедные родители? Отец — алкоголик?)</text:span><text:span text:style-name="T12">. Над ней постоянно издеваются одноклассники. Она даже не может </text:span><text:span text:style-name="T25">вс</text:span><text:span text:style-name="T12">тупить ни в какой клуб, что для её школы — обязательно. В каждом — её поджидают травители. Только в клубе радиоэлектроники она находит спасение. Там обитают полные гики, которым на то, что творится за стенами клубной комнаты — плевать.</text:span></text:p>
      <text:p text:style-name="P43"><text:span text:style-name="T12">Так проходит несколько лет. До тех пор, пока в их город и в их школу, в связи со смертью обоих родителей не переводится Накамура Касуми. </text:span><text:span text:style-name="T26">Касуми попадает в класс Хоши, и занимает её место. Теперь она становится козлом отпущения класса. </text:span><text:span text:style-name="T27">Хоши сочувствует Касуми, но и думать не смеет оградить травителей от неё т. к. сама боится вновь вернуться на место объекта травли. Но Хоши приглашает Касуми в клуб радиоэлектроники, </text:span><text:span text:style-name="T28">где она сама когда-то спасалась от </text:span><text:span text:style-name="T43">издевательств</text:span><text:span text:style-name="T28">.</text:span></text:p>
      <text:p text:style-name="P44"><text:span text:style-name="T28">Т</text:span><text:span text:style-name="T12">ак проходит пара лет. Но травля над Касуми усиливаются из</text:span><text:span text:style-name="T29">-</text:span><text:span text:style-name="T12">за </text:span><text:span text:style-name="T69">(например, по ложным слухам что якобы первый парень школы, влюблён в неё)</text:span><text:span text:style-name="T12">. Над Касуми учиняют какое-то издевательство </text:span><text:span text:style-name="T69">(выставляют из раздевалки голой?)</text:span><text:span text:style-name="T12">. На следующий день — Хоши замечает что у Касуми слегка покраснел один глаз. Сама же Касуми, просит Хоши придумать способ для облегчения жизни слепому человеку, якобы — своему дяде. Хоши разрабатывает ободок с «ёмкостным реле», </text:span><text:span text:style-name="T44">который</text:span><text:span text:style-name="T12"> реагирует на предметы и настраивает ноутбук, который принесла Касуми — на </text:span><text:span text:style-name="T44">облегчённую</text:span><text:span text:style-name="T12"> работу с ним для слепых </text:span><text:span text:style-name="T69">(</text:span><text:span text:style-name="T70">голосовой</text:span><text:span text:style-name="T69"> ввод? Озвучка?…)</text:span></text:p>
      <text:p text:style-name="P44"><text:span text:style-name="T12">Через некоторое время, Касуми в школу не приходит. Как </text:span><text:span text:style-name="T40">оказывается</text:span><text:span text:style-name="T12"> — она ослепила себя </text:span><text:span text:style-name="T30">-</text:span><text:span text:style-name="T12"> выжгла сетчатку </text:span><text:span text:style-name="T29">обоих глаз</text:span><text:span text:style-name="T12"> лазером. </text:span><text:span text:style-name="T30">Травля вновь переключается на Хоши. Но Хоши совершает попытку суицида. Режет себе вены. Попытка неудачная, </text:span><text:span text:style-name="T35">но</text:span><text:span text:style-name="T30"> её </text:span><text:span text:style-name="T40">переводят</text:span><text:span text:style-name="T30"> на домашнее обучение и в школу она больше не возвращается.</text:span></text:p>
      <text:p text:style-name="P45"><text:span text:style-name="T12">Больше ходить в школу Хоши и Касуми не нужно. Хоши помогает Касуми освоится с её новым состоянием, и учит её ориентироваться в пространстве без з</text:span><text:span text:style-name="T31">рения.</text:span><text:span text:style-name="T12"> Однако вместе с тем, замечает перемены в </text:span><text:span text:style-name="T33">её</text:span><text:span text:style-name="T12"> характере. Касуми понимает что поступила слишком опрометчиво, ослепив себя. Оно впадает в </text:span><text:span text:style-name="T40">депрессивные</text:span><text:span text:style-name="T12"> или </text:span><text:span text:style-name="T40">нервозные</text:span><text:span text:style-name="T12"> состояния либо вновь успокаивается. Всё чаще Хоши слышит от Касуми разговоры о том, как бы е</text:span><text:span text:style-name="T34">й</text:span><text:span text:style-name="T12"> хотелось умереть. Однажды вечером, Хоши, звонит руководитель радиокружка и говорит о том что во всех канал</text:span><text:span text:style-name="T41">ах</text:span><text:span text:style-name="T12"> любительского диапазона происходит чёрт знает что. Хоши включает приёмник, и слышит как в эфире Касуми посыпает неизвестно кого бранью, плачет </text:span><text:span text:style-name="T40">навзрыд</text:span><text:span text:style-name="T12"> и т. п. Хоши бежит к дому Касуми. Как оказывается — та пыталась совершить суицид, перерезав себе вены. А радио эфир использовала как предсмертную записку.</text:span></text:p>
      <text:p text:style-name="P45"><text:span text:style-name="T12">Попытка суицида оказывается неудачной. Через пару недель Касуми выписывает из больницы. В последнем разговоре с Хоши, Касуми просит, чтобы та никогда больше не приближалась к ней. Хоши же устанавливает возле её дома глушилку, чтобы </text:span><text:span text:style-name="T32">К</text:span><text:span text:style-name="T12">асуми больше не могла выйти в эфир. </text:span><text:span text:style-name="T32">И устраивает за Касуми тайную слежку.</text:span></text:p>
      <text:p text:style-name="P47"/>
      <text:p text:style-name="P47"/>
      <text:p text:style-name="P41"/>
      <text:p text:style-name="P41"/>
      <text:p text:style-name="P41"/>
      <text:p text:style-name="P41"/>
      <text:p text:style-name="P41"/>
      <text:p text:style-name="P93"/>
      <text:p text:style-name="P93"><text:soft-page-break/>Основной Сюжет</text:p>
      <text:p text:style-name="P47"/>
      <text:p text:style-name="P39">1 день</text:p>
      <text:p text:style-name="P48"/>
      <text:p text:style-name="P49">В этот день Кендзи приходится выйти на улицу. Сегодня — четверг, день когда выкидывают электронику. Тётя Асука попросила его, чтобы он за лето освободил кладовку. Кладовка завалена вещами её бывшего мужа, мистера Макото. Мистер Макото был радиолюбителем и вещи которые лежат в кладовке, рации, приёмники и т. п. </text:p>
      <text:p text:style-name="P51">Кендзи — хиккикомори, чтобы уменьшить страх перед людьми на улице он прибегает к хорошо проверенному способу — алкоголю.</text:p>
      <text:p text:style-name="P50">На площадке для сбора мусора, Кендзи встречает Касуми - слепую девушку. Касуми собирается забрать домой один из приборов, <text:span text:style-name="T62">который принёс</text:span> на выброс Кендзи. Он вынес его в первую очередь, а пока выносил остальное, Касуми уже успела определить, что это рация и она ей очень нужн<text:span text:style-name="T120">а</text:span>. Для того чтобы перевезти рацию к себе — Касуми <text:span text:style-name="T62">сходила домой и взяла с с</text:span>обой багажную тележку. Но тележка ломается и Кендзи предлагает Касуми <text:span text:style-name="T127">помочь</text:span> донести эту рацию до её дома.</text:p>
      <text:p text:style-name="P53">В комплекте с рацией, Кендзи также вынес блок питания для неё. Он сообщает об этом девушке, но та заявляет что ей удастся запустить рацию от неродного <text:span text:style-name="T128">источника</text:span> питания и нести его нет нужды.</text:p>
      <text:p text:style-name="P52">По пути до <text:span text:style-name="T129">д</text:span>ома Касуми, Кендзи понимает, что он никогда не общался с молодыми девушками. И <text:span text:style-name="T130">его новая знакомая</text:span> кажется ему симпатичной, <text:span text:style-name="T63">он даже подумывает о том, не начать ли ему встречаться с ней</text:span>. Правда его сильно пугает его собственный возраст и возраст Касуми <text:span text:style-name="T71">(Кендзи — 30 лет, Касуми — 16)</text:span>. <text:span text:style-name="T63">А также, то что он — никчёмный хиккикомори.</text:span></text:p>
      <text:p text:style-name="P53">Также Кендзи выясняет что у Касуми нет родителей и она живёт с тётей.</text:p>
      <text:p text:style-name="P53">Когда <text:span text:style-name="T131">рация</text:span> доставлена до дома Касуми. Кендзи, говорит девушке, что починит её сломанную тележку. Таким образом у него появляется повод встретиться с ней завтра снова. <text:span text:style-name="T64">Тележку он чинит у дяди Ватанабэ. Во время ремонта дядя Ватанабэ, рассказывает Кендзи про свою радиолюбительскую молодость. А также про тайный клуб радиохулиганов, который назывался «Радиопульсаром».</text:span></text:p>
      <text:p text:style-name="P53">Вечером Кендзи обдумывает, как ему предстать завтра перед Касуми и её тётей в наиболее лучшем виде.</text:p>
      <text:p text:style-name="P53"/>
      <text:p text:style-name="P40"/>
      <text:p text:style-name="P40">2 день</text:p>
      <text:p text:style-name="P53"/>
      <text:p text:style-name="P53">Кендзи идёт <text:span text:style-name="T133">к дому</text:span> Касуми, но встречает её опять на площадке для сбора мусора. <text:span text:style-name="T133">Девушка</text:span> <text:span text:style-name="T118">ждёт</text:span> его, и сообщает что рация — не работает. <text:span text:style-name="T121">Она ошиблась, и блок питания для рации бал нужен </text:span><text:span text:style-name="T72">(Касуми думала, что рация полностью транзисторная, но рация гибридная и ей необходимо питание для выходных ламп)</text:span><text:span text:style-name="T65">.</text:span></text:p>
      <text:p text:style-name="P54">Кендзи и Касуми идут в <text:span text:style-name="T118">ближайший</text:span> пункт сбора мусора. Там им сообщают — что мусора <text:span text:style-name="T132">во вчерашний</text:span> <text:span text:style-name="T134">день </text:span>было мало и едва набралась одна машина, после чего мусор увезли в районный центр переработки и сортировки. Где его будут прессовать и перерабатывать со <text:span text:style-name="T118">следующего</text:span> понедельника <text:span text:style-name="T71">(сегодня пятница)</text:span>. </text:p>
      <text:p text:style-name="P55">Пока Кендзи занят переговорами со служащим, на Касуми устраивают нападение. Какие-то школьники расстреливают её из рогаток водяными бомбочками. Поход в районный центр переработки мусора, приходится отложить. Кендзи оказывается дома у Касуми, знакомится с её тёткой. Тётя, рассказывает Кендзи о том, что такие нападения на её племянницу не редкость. </text:p>
      <text:p text:style-name="P54"><text:span text:style-name="T135">Касуми меняет свою одежду на сухую</text:span>. <text:span text:style-name="T135">Она и Кендзи идут в районный центр переработки мусора. Но увы, зря. О</text:span>казывается что радиодетали блока питания содержат в себе много <text:soft-page-break/>драгоценных <text:span text:style-name="T94">металлов</text:span> и кроме этого возможн<text:span text:style-name="T95">о содержат</text:span> <text:span text:style-name="T95">вредные/ядовитые вещества.</text:span> Кроме того — это военный прибор, и его проверяют на наличие радиоактивных предметов в корпусе. Поэтому такие вещи служащие фабрики перерабатывают вне очереди вручную. Короче <text:span text:style-name="T96">говоря</text:span> — прибор испорчен.</text:p>
      <text:p text:style-name="P56">Когда Кендзи и Касуми возвращаются домой, Касуми просит Кендзи помочь её завтра с ещё одним делом. Кендзи с радостью соглашается, ему уже кажется, что сегодня с Касуми у него было самое настоящее «свидание». <text:span text:style-name="T97">А завтра значит будет, ещё одно!</text:span></text:p>
      <text:p text:style-name="P57"><text:span text:style-name="T93">О</text:span>днако дома его ожидает неприятное известие. Айко говорит, что в почтовый ящик им была подсунута записка. Причём записка адресована Кендзи, и имеет следующий текст:</text:p>
      <text:p text:style-name="P57"/>
      <text:p text:style-name="P84">Эй чучело, отвали от Касуми!</text:p>
      <text:p text:style-name="P91"><text:span text:style-name="T36">Подпись</text:span><text:span text:style-name="T98"> - </text:span>Её парень.</text:p>
      <text:p text:style-name="P90"/>
      <text:p text:style-name="P89">Кендзи после <text:span text:style-name="T121">получения этой записки, сильно переживает и пытается понять кто вообще отослал ему это</text:span>. <text:span text:style-name="T121">Есть ли у Касуми парень?</text:span></text:p>
      <text:p text:style-name="P58"/>
      <text:p text:style-name="P58"/>
      <text:p text:style-name="P80">3 день</text:p>
      <text:p text:style-name="P58"/>
      <text:p text:style-name="P59">Кендзи ничего не говорит <text:span text:style-name="T99">Касуми </text:span>о записке которую получил. <text:span text:style-name="T71">(Кендзи считает, что это наверное тайный воздыхатель не решается подкатить к Касуми, </text:span><text:span text:style-name="T73">и пытается отшить её у него. Так Кендзи больше убеждается — что он самый </text:span><text:span text:style-name="T75">настоящие</text:span><text:span text:style-name="T73"> избранник Касуми</text:span><text:span text:style-name="T71">)</text:span>. <text:span text:style-name="T100">В этот день он впервые попадает в комнату Касуми.</text:span></text:p>
      <text:p text:style-name="P60">Касуми показывает ему некий прибор — который называет «ретранслятор». Она просит отвести её с ретранслятором к «Кошачьей Лапке». Так называется гора, или часть гор или «отрог», отходящая от основного островного горного хребта и вдающаяся в город. Идти Касуми хочет пешком, говорит что е<text:span text:style-name="T101">й</text:span> надо запомнить этот путь <text:span text:style-name="T71">(тут надо нафигачить очередное роудмуви, надумать нескучных диалогов).</text:span></text:p>
      <text:p text:style-name="P61">На горе, находится старая опора ЛЭП. <text:span text:style-name="T71">(Опора целая но обесточена, т. к. построена ещё в довоенные времена и после небольшого землетрясения несколько лет назад, в городе были проведены сейсмологические обследования, которые показали <text:s/>- что тут могут быть сильные землетрясения и такая опора его уже не выдержит.)</text:span>. Касуми просит Кендзи подняться вместе с ней на эту опору. На опоре она закрепляет свой «ретранслятор». Кендзи нужно навести одну из антенн «ретранслятора» прямо на дом Касуми.</text:p>
      <text:p text:style-name="P61">После чего <text:span text:style-name="T101">Кендзи и Касуми возвращаются в дом к Касуми. Но включив свою аппаратуру, девушка сообщает что ничего не вышло. Касуми внезапно злится, и говорит что куча времени была потрачена впустую, её сдержанный «Кудере» характер резко меняется и когда Кендзи просит её, чем он может помочь она отрезает, что помочь он её ничем не может и просит оставить её одну. </text:span><text:span text:style-name="T84">(В общем Касуми даст понять что Кендзи пора отвалить от </text:span><text:span text:style-name="T85">неё.</text:span><text:span text:style-name="T84"> От этого у Кендзи неслабо </text:span><text:span text:style-name="T88">порвёт</text:span><text:span text:style-name="T84"> шаблон, ведь он за это время привязался к Касуми, и считал что они <text:s/>встречаются).</text:span></text:p>
      <text:p text:style-name="P62">Кендзи уходит. Но не идёт домой. Он решает ещё раз сходить к <text:span text:style-name="T136">горе </text:span>«<text:span text:style-name="T105">Кошачья Лапка</text:span>» и проверить ретранслятор, хотя мало понимает что он сможет с ним сделать чтобы заставить работать. Однако причина выясняется сразу — ретранслятор <text:span text:style-name="T122">упал</text:span> с опоры ЛЭП. <text:span text:style-name="T103">Причём</text:span> <text:span text:style-name="T123">его, похоже, скинули</text:span> <text:span text:style-name="T123">нарочно.</text:span> <text:span text:style-name="T123">Кроме того — ретранслятор сломан </text:span><text:span text:style-name="T74">(по нему чем-то ударили?)</text:span>. Рядом с ним, Кендзи обнаруживает записку.</text:p>
      <text:p text:style-name="P62"/>
      <text:p text:style-name="P85">Приходи сегодня <text:span text:style-name="T102">в полночь</text:span> в школу «Школанейм»<text:span text:style-name="T67"> </text:span><text:span text:style-name="T68">(Пока не придумал названия)</text:span></text:p>
      <text:p text:style-name="P92"><text:span text:style-name="T12">Подпись</text:span> — «Радиопульсар»</text:p>
      <text:p text:style-name="P63"><text:soft-page-break/></text:p>
      <text:p text:style-name="P64">Школа которая указана в записке — заброшена. Она закрыта также после проведения сейсмологических исследований и признана опасной в случае крупных землетрясений. Кендзи решает, что ему <text:span text:style-name="T103">придётся</text:span> разбираться с шайкой школьников <text:span text:style-name="T124">-</text:span> радиохулиганов самостоятельно. Он выпивает перед решающим событием пару бутылок пива. К Касуми он не возвращается, и о записке и ретрансляторе, ничего не говорит.</text:p>
      <text:p text:style-name="P65">В заброшенном здании школы он находит старую клубную комнату кружка радиолюбителей. Там он встречает Хоши. Сначала Кендзи пытается давить на неё обвиняя в том, что она сломала ретранслятор сделанный Касуми. Но Хоши его <text:span text:style-name="T103">пресекает</text:span> и оказывает <text:span text:style-name="T107">контратаку</text:span><text:span text:style-name="T66"> </text:span><text:span text:style-name="T71">(Вед</text:span><text:span text:style-name="T78">ё</text:span><text:span text:style-name="T71">т себя прямо как Куро-тян из «Кодомо Но Джикан». Обзывает Кендзи девственником и неудачником. Говорит ему, что он привязался к слепой девчонке потому что ущербный и </text:span><text:span text:style-name="T79">нормальные</text:span><text:span text:style-name="T71"> ему не дают. «Да на тебя даже собака не </text:span><text:span text:style-name="T79">посмотрит</text:span><text:span text:style-name="T71"> и т. п.»)</text:span>.</text:p>
      <text:p text:style-name="P66">Внезапно Хоши успокаивается и предлагает заплатить Кендз<text:span text:style-name="T113">и</text:span> за то, чтобы он отстал от Касуми. Кендзи отказывается, говорит что денег у него достаточно <text:span text:style-name="T71">(он жи фрилансир)</text:span>. <text:span text:style-name="T104">Тогда при нём, Хоши снимает своё нижнее бельё и предлагает его в качестве платы. При этом активно рекламирует их</text:span><text:span text:style-name="T92"> </text:span><text:span text:style-name="T77">(говорит что Кендзи, может делать с ними всё что захочет, нюхать их, мастурбировать ими и т. п.)</text:span><text:span text:style-name="T92">. </text:span><text:span text:style-name="T106">Под действием её уговоров, Кендзи берет трусы себе. </text:span><text:span text:style-name="T76">(Либо Хоши силой запихивает их ему в руки, а обескураженный Кендзи ничего не может с этим делать)</text:span><text:span text:style-name="T106">. </text:span></text:p>
      <text:p text:style-name="P67">Хоши сообщает что Кендзи, <text:span text:style-name="T110">встречаясь с Касуми</text:span> наворотил слишком много дело. <text:span text:style-name="T125">Её нижнее белье -</text:span> всего лишь первая часть оплаты <text:span text:style-name="T108">и</text:span> если он поможет е<text:span text:style-name="T109">й</text:span> в одном деле, он получит <text:span text:style-name="T110">в награду</text:span> кое что, <text:span text:style-name="T110">что ему понравится</text:span>.</text:p>
      <text:p text:style-name="P68">На дело, она просит прийти Кендзи на следующий день. Он соглашается.</text:p>
      <text:p text:style-name="P68"/>
      <text:p text:style-name="P68"/>
      <text:p text:style-name="P68"/>
      <text:p text:style-name="P81">4 день</text:p>
      <text:p text:style-name="P68"/>
      <text:p text:style-name="P69">Условное место, на котором встречаются Хоши и Кендзи — полузаросшая тропа одного из неухоженных парков городка. Здесь Хоши требует чтобы Кендзи установил на тропу «растяжку» <text:span text:style-name="T71">(ловушку которую часто делают маленькие де</text:span><text:span text:style-name="T82">т</text:span><text:span text:style-name="T71">и, протягивая проволоку от дерева до </text:span><text:span text:style-name="T83">дерева</text:span><text:span text:style-name="T71">, чтобы идущие люди спотыкались и падали)</text:span>. Кендзи слушается и выполняет её задание.</text:p>
      <text:p text:style-name="P69">Кендзи и Хоши занимают место в засаде, ожидая того, против <text:span text:style-name="T126">к</text:span>ого Хоши расставила ловушку. На удивление Кендзи — на тропе появляется Касуми. Естественно, она падает и разбивает себе ладони и колени.</text:p>
      <text:p text:style-name="P69">Кендзи бросается помочь Касуми. Однако Хоши хватает его за руку и крепко прижимает его ладонь к своей груди. <text:span text:style-name="T111">Кендзи ошеломлён таким событием. Хоши же берет обе его руки и с пристрастием водит его ладонями по своей груди. После чего говорит что, это только часть оплаты и что им пора идти и увлекает Кендзи за собой от тропы и Касуми. </text:span><text:span text:style-name="T80">(В засаде они — далеко от тропы, говорят </text:span><text:span text:style-name="T81">шёпотом</text:span><text:span text:style-name="T80">, Касуми их не замечает).</text:span></text:p>
      <text:p text:style-name="P70">Хоши говорит, что сделанного <text:span text:style-name="T119">-</text:span> недостаточно. <text:span text:style-name="T112">И нужно ещё, что исправить всё что натворил Кендзи. При этом, Хоши уверяет его, что оплата с её стороны будет такой, что он этого никогда не забудет. </text:span><text:span text:style-name="T86">(Кендзи же начинает думать о том — что Хоши влюблена в него, и таким образом отбивает от Касуми, </text:span><text:span text:style-name="T87">и</text:span><text:span text:style-name="T89">ли</text:span><text:span text:style-name="T87"> даже мстит Касуми за него</text:span><text:span text:style-name="T86">. </text:span><text:span text:style-name="T90">Да и сам </text:span><text:span text:style-name="T86">Кендзи обижен на Касуми, за то что та его «бросила»).</text:span></text:p>
      <text:p text:style-name="P71">Хоши <text:span text:style-name="T119">ведёт</text:span> Кендзи на старый, полузаброшенный ж/д разъезд, где они собирают в <text:span text:style-name="T71">(банку/бутылку?)</text:span> отработку от тяговых тепловозов. Которая там хранится в отдельной ёмкости. <text:span text:style-name="T71">(может быть их там ловят, и можно добавить сцену погони от сторожа разъезда?)</text:span>.</text:p>
      <text:p text:style-name="P71"><text:soft-page-break/>В конце - концов — нужное количество отработки добыто. Хоши просит Кендзи встретиться с ней завтра. И ни в коем случает не встречаться с Касуми и говорить её что-то про сегодняшнее. <text:span text:style-name="T87">(Кендзи и не собирается, он все больше уверен что Хоши — любит его. Хотя и боится спросить прямо).</text:span></text:p>
      <text:p text:style-name="P71"/>
      <text:p text:style-name="P82">5 день</text:p>
      <text:p text:style-name="P72"/>
      <text:p text:style-name="P73">Отработка нужна для того, чтобы учинить очередное издевательство над Касуми. План таков — Хо<text:span text:style-name="T137">ш</text:span>и заманивает Касуми вдаль от дороги в глухой переулок звуками мяукающего котёнка. Кендзи — обливает Касуми отработкой.</text:p>
      <text:p text:style-name="P74">После того как дело сделано, Хоши благодарит Кендзи и говорит что дела теперь пойдут как раньше. В то же время, она говорит что не забыла про оплату, <text:span text:style-name="T114">и</text:span> предлагает Кендзи встречаться с ней. <text:span text:style-name="T144">Хоши, пользуясь тем, что у Кендзи оказалось при себе немного выпивки — напивается. Вечером, уединившись в парке, Кендзи целует Хоши.</text:span></text:p>
      <text:p text:style-name="P75">После поцелуя Хоши, внезапно признается Кендзи что влюблена в Касуми. Она плачет и рассказывает ему историю которая ранее написан<text:span text:style-name="T116">а</text:span> в графе <text:span text:style-name="T3">«досюжетные события». </text:span><text:span text:style-name="T138">Хоши</text:span> объясняет что Касуми «тронулась умом» и похоже вошла в странное состояние когда доброта других людей переполняет её жалостью к себе и толкает на суицид. Именно поэтому Хоши провернула эти акты издевательства над Касуми, чтобы на время отбить у неё <text:span text:style-name="T117">постоянные</text:span> мысли о суициде.</text:p>
      <text:p text:style-name="P75">После, Хоши просит Кендзи никогда больше не приближа<text:span text:style-name="T117">ться</text:span> к ней и Касуми. И что с остальн<text:span text:style-name="T115">ы</text:span>м она <text:span text:style-name="T115">разберётся</text:span> самостоятельно.</text:p>
      <text:p text:style-name="P75"/>
      <text:p text:style-name="P75"/>
      <text:p text:style-name="P75"/>
      <text:p text:style-name="P75"/>
      <text:p text:style-name="P83">6 день</text:p>
      <text:p text:style-name="P75"/>
      <text:p text:style-name="P79">Кендзи не выполняет обещание данное Хоши, и <text:span text:style-name="T139">идёт</text:span> домой к Касуми. Но по пути встречает Хоши<text:span text:style-name="T71"> (буквально сталкивается с ней)</text:span>. <text:span text:style-name="T140">Хоши — ослепила себя </text:span><text:span text:style-name="T91">(тем же способом что и Касуми)</text:span><text:span text:style-name="T140">. Под действием алкоголя, прошлой ночью она позвонила Касуми, и призналась ей в любви, но Касуми проигнорировала её признание и бросила трубку.</text:span></text:p>
      <text:p text:style-name="P95"><text:s/>Кендзи пытается поговорить с ней и отвести её домой, но Хоши кричит на всю улицу что Кендзи пристаёт к ней и последнему приходится отстать от неё.</text:p>
      <text:p text:style-name="P76">Кендзи направляется домой к Касуми, встречает её там. Услышав о том, что Хоши ослепила себя, Касуми говорит что её необходимо найти.</text:p>
      <text:p text:style-name="P86">(Какое-то время Кендзи и Касуми ищут Хоши у неё дома и по другим местам и наконец до них доходит что Хоши отправилась к главной районной трансформаторной подстанции. Вариант, как они допирают до этого — Хоши держала в руках старый, портативный, приёмник с направляемой антенной, чтобы определить где проходит районная ЛЭП 35кВ. О том что было в руках у Хоши, Кендзи вспоминает не сразу)</text:p>
      <text:p text:style-name="P77">Хоши собирается убить себя, взобравшись на трансформатор и взявшись за его воздушные выводы. Кендзи, успевает спасти её, отрубив трансформатор через воздушный разъединитель, что приводит к сильному короткому замыканию. <text:span text:style-name="T141">В результате, весь район остаётся без света.</text:span></text:p>
      <text:p text:style-name="P78">Хоши спасена. Все трое отправляются домой к Касуми. Касуми благодарит Кендзи за спасение Хоши, и за все что он сделал. Говорит что теперь позаботится о Хоши.</text:p>
      <text:p text:style-name="P78"><text:soft-page-break/>Кендзи отправляется домой. По пути он обнаруживает что ему несколько раз звонила Айко. Он перезванивает ей, и Айко сообщает что дома нет света и умоляет его поскорее вернуться домой.</text:p>
      <text:p text:style-name="P75"/>
      <text:p text:style-name="P83">Финал</text:p>
      <text:p text:style-name="P75"/>
      <text:p text:style-name="P94"><text:tab/><text:span text:style-name="T142">Проходит четыре года. Кендзи стоит на ж/д вокзале и ждёт свою девушку. Когда появляется его девушка — оказывается что это — Айко. Вместе они дожидаются поезда.</text:span></text:p>
      <text:p text:style-name="P96"/>
      <text:p text:style-name="P96"/>
      <text:p text:style-name="P96"/>
      <text:p text:style-name="P99">Вопросы и ответы</text:p>
      <text:p text:style-name="P97"/>
      <text:p text:style-name="P98">Зачем Касуми ослепила себя?</text:p>
      <text:p text:style-name="P97"><text:span text:style-name="T145">Под действием школьной травли. Касуми не хочет больше посещать школу, и не может придумать других причин это не делать. Она также не находит другого способа избавиться от школы. Касуми боится крови и боли, и поэтому — ослепление лазером единственное что она придумывает. Это безболезненная процедура, т. к. на сетчатке нет болевых окончаний. Кроме того — Касуми надеется, что в будущем слепота пройдёт, но увы — через некоторое время оказывается что восстановить зрение после такой травмы — невозможно.</text:span></text:p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8:49:09.520678558</meta:creation-date>
    <dc:date>2019-12-24T20:02:41.710470483</dc:date>
    <meta:editing-duration>PT6H30M38S</meta:editing-duration>
    <meta:editing-cycles>190</meta:editing-cycles>
    <meta:generator>LibreOffice/6.1.5.2$Linux_X86_64 LibreOffice_project/10$Build-2</meta:generator>
    <meta:document-statistic meta:table-count="0" meta:image-count="0" meta:object-count="0" meta:page-count="8" meta:paragraph-count="106" meta:word-count="2891" meta:character-count="18747" meta:non-whitespace-character-count="15902"/>
  </office:meta>
</office:document-meta>
</file>